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0c37c6" officeooo:paragraph-rsid="000c37c6"/>
    </style:style>
    <style:style style:name="P2" style:family="paragraph" style:parent-style-name="Standard">
      <style:text-properties officeooo:paragraph-rsid="0010a894"/>
    </style:style>
    <style:style style:name="P3" style:family="paragraph" style:parent-style-name="Standard">
      <style:text-properties officeooo:rsid="0014d7db" officeooo:paragraph-rsid="0014d7db"/>
    </style:style>
    <style:style style:name="P4" style:family="paragraph" style:parent-style-name="Standard">
      <style:text-properties officeooo:paragraph-rsid="0014d7db"/>
    </style:style>
    <style:style style:name="P5" style:family="paragraph" style:parent-style-name="Standard">
      <style:text-properties officeooo:rsid="00151cf2" officeooo:paragraph-rsid="00151cf2"/>
    </style:style>
    <style:style style:name="P6" style:family="paragraph" style:parent-style-name="Standard">
      <style:text-properties officeooo:paragraph-rsid="00160560"/>
    </style:style>
    <style:style style:name="P7" style:family="paragraph" style:parent-style-name="Standard">
      <style:text-properties officeooo:rsid="00151cf2" officeooo:paragraph-rsid="0014d7db"/>
    </style:style>
    <style:style style:name="P8" style:family="paragraph" style:parent-style-name="Standard">
      <style:text-properties officeooo:rsid="0014d7db" officeooo:paragraph-rsid="0014d7db"/>
    </style:style>
    <style:style style:name="P9" style:family="paragraph" style:parent-style-name="Standard">
      <style:text-properties officeooo:rsid="000c37c6" officeooo:paragraph-rsid="000c37c6"/>
    </style:style>
    <style:style style:name="P10" style:family="paragraph" style:parent-style-name="Standard">
      <style:text-properties officeooo:rsid="000c37c6" officeooo:paragraph-rsid="00190af3"/>
    </style:style>
    <style:style style:name="P11" style:family="paragraph" style:parent-style-name="Standard">
      <style:text-properties officeooo:rsid="001b523d" officeooo:paragraph-rsid="001b523d"/>
    </style:style>
    <style:style style:name="P12" style:family="paragraph" style:parent-style-name="Standard">
      <style:text-properties officeooo:rsid="001b6d7d" officeooo:paragraph-rsid="001b6d7d"/>
    </style:style>
    <style:style style:name="P13" style:family="paragraph" style:parent-style-name="Standard">
      <style:text-properties officeooo:rsid="001cc3a5" officeooo:paragraph-rsid="001cc3a5"/>
    </style:style>
    <style:style style:name="P14" style:family="paragraph" style:parent-style-name="Standard">
      <style:text-properties officeooo:rsid="001cf05f" officeooo:paragraph-rsid="001cf05f"/>
    </style:style>
    <style:style style:name="P15" style:family="paragraph" style:parent-style-name="Standard">
      <style:text-properties officeooo:rsid="001d20c6" officeooo:paragraph-rsid="001d20c6"/>
    </style:style>
    <style:style style:name="P16" style:family="paragraph" style:parent-style-name="Standard">
      <style:text-properties officeooo:rsid="001ddd91" officeooo:paragraph-rsid="001ddd91"/>
    </style:style>
    <style:style style:name="T1" style:family="text">
      <style:text-properties officeooo:rsid="000c2090"/>
    </style:style>
    <style:style style:name="T2" style:family="text">
      <style:text-properties officeooo:rsid="000c37c6"/>
    </style:style>
    <style:style style:name="T3" style:family="text">
      <style:text-properties officeooo:rsid="000e0f9e"/>
    </style:style>
    <style:style style:name="T4" style:family="text">
      <style:text-properties officeooo:rsid="000fc258"/>
    </style:style>
    <style:style style:name="T5" style:family="text">
      <style:text-properties officeooo:rsid="0010a894"/>
    </style:style>
    <style:style style:name="T6" style:family="text">
      <style:text-properties officeooo:rsid="001294ed"/>
    </style:style>
    <style:style style:name="T7" style:family="text">
      <style:text-properties officeooo:rsid="001408dd"/>
    </style:style>
    <style:style style:name="T8" style:family="text">
      <style:text-properties officeooo:rsid="0014d7db"/>
    </style:style>
    <style:style style:name="T9" style:family="text">
      <style:text-properties officeooo:rsid="00151cf2"/>
    </style:style>
    <style:style style:name="T10" style:family="text">
      <style:text-properties officeooo:rsid="00160560"/>
    </style:style>
    <style:style style:name="T11" style:family="text">
      <style:text-properties officeooo:rsid="0016b7ba"/>
    </style:style>
    <style:style style:name="T12" style:family="text">
      <style:text-properties officeooo:rsid="00190af3"/>
    </style:style>
    <style:style style:name="T13" style:family="text">
      <style:text-properties officeooo:rsid="0019f9a1"/>
    </style:style>
    <style:style style:name="T14" style:family="text">
      <style:text-properties officeooo:rsid="001a35fc"/>
    </style:style>
    <style:style style:name="T15" style:family="text">
      <style:text-properties officeooo:rsid="001b6d7d"/>
    </style:style>
    <style:style style:name="T16" style:family="text">
      <style:text-properties officeooo:rsid="001cf05f"/>
    </style:style>
    <style:style style:name="T17" style:family="text">
      <style:text-properties officeooo:rsid="001d20c6"/>
    </style:style>
    <style:style style:name="T18" style:family="text">
      <style:text-properties officeooo:rsid="001ddd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e domaine est d’un fonctionnement assez particulier. Il possède deux sortes de compétences : celles d’attaque, qui sont nécessaires pour frapper un adversaire, et celles de parade qui ne sont pas indispensables à la défense (qui est basée sur le trait Coordination) mais donnent la possibilité d’une seconde chance de parer un coup lorsque l’on est touché (les règles de combat clarifieront la distinction <text:span text:style-name="T18">dans le chapitre idoine</text:span>).</text:p>
      <text:p text:style-name="P15">Le UP!System possède des catégories d’armes : pour chacune de ces catégories, il existe une compétence Attaque(catégorie),par exemple « Attaque(haches) », et une compétence Parade(catégorie), par exemple Parade(mains nues), qui pourrait représenter un blocage ou une esquive.</text:p>
      <text:p text:style-name="P15">Un combattant moyen possède généralement les compétences d’attaque des catégories d’armes qu’il emploie. Un très bon combattant aura aussi des compétences de parade pour représenter sa <text:span text:style-name="T18">capacité à survivre aux bottes les plus difficiles à contrer.</text:span></text:p>
      <text:p text:style-name="P16">Voici la liste des catégories d’armes pour les règles de base :</text:p>
      <text:p text:style-name="P15"/>
      <text:p text:style-name="P10"/>
      <text:p text:style-name="P10"/>
      <text:p text:style-name="P10"/>
      <text:p text:style-name="P10"><text:span text:style-name="T13">Exemple</text:span> : Cnaeus, <text:span text:style-name="T13">dans son domaine du Combat au corps à corps</text:span> se doit de posséder l<text:span text:style-name="T13">es</text:span> compétence<text:span text:style-name="T13">s</text:span> <text:span text:style-name="T13">Attaque(a</text:span>rmes à lame longue<text:span text:style-name="T13">) et Parade(boucliers)</text:span> au rang 3 pour être un soldat efficace. Dans le domaine <text:span text:style-name="T13">A</text:span>ction, <text:span text:style-name="T13">pour représenter son entraînement, il possède l</text:span>es compétences <text:span text:style-name="T13">A</text:span>thlétisme et <text:span text:style-name="T13">É</text:span>quitation au rang 2. <text:span text:style-name="T14">Sa brève expérience de la cour se matérialise par un rang 1 dans la compétence Empathie et sa lointaine formation d’éclaireur nécessite un rang 2 dans la compétence Investigation, toutes deux dans le domaine Analyse. Enfin, la vie aux côtés d’illustres personnages est représentée par un rang 2 dans </text:span>la compétence <text:span text:style-name="T14">A</text:span>rt oratoire.</text:p>
      <text:p text:style-name="P10">Pour Éleuthéria, ce sont les compétences <text:span text:style-name="T14">A</text:span>rt oratoire et <text:span text:style-name="T14">S</text:span>ubterfuge, <text:span text:style-name="T14">dans le domaine Social,</text:span> qui sont primordiales : elles sont donc toutes deux au rang 3. Afin de pouvoir <text:span text:style-name="T14">modestement </text:span>se défendre, sa compétence <text:span text:style-name="T14">A</text:span>rmes à lame courte est au rang 1. <text:span text:style-name="T14">Dans le domaine Analyse, en bonne chambellane, Éleuthéria possède une belle collection avec un rang 3 dans les compétences Investigation et Politique et un rang 2 dans la compétence Empathie.</text:span></text:p>
      <text:p text:style-name="P10"/>
      <text:p text:style-name="P10"/>
      <text:p text:style-name="P11">Exemple : Cnaeus s’est spécialisé dans le maniement du glaive et de l’écu, respectivement pour ses compétences Attaque(armes à lame longue) et Parade(boucliers). <text:span text:style-name="T15">Il est aussi spécialisé en louanges dans sa compétence Art oratoire, afin de pouvoir interagir avec ses supérieurs.</text:span></text:p>
      <text:p text:style-name="P12">Éleuthéria est spécialisée dans la détection du mensonge pour sa compétence Empathie.</text:p>
      <text:p text:style-name="P10"/>
      <text:p text:style-name="P13">Son fonctionnement est assez différents des autres domaines : plutôt que de proposer une liste fixe de compétences, un personnage <text:span text:style-name="T16">peut posséder potentiellement n’importe quelle compétence de métier dont le nom semble adapté (avec arbitrage du MJ bien entendu). L’idée est de ne pas forcer un joueur à devoir monter plusieurs compétences servant juste à donner un peu de saveur à son personnage. Les compétences de ce domaine sont donc un très vaste et disparate ensemble allant de la peinture à la menuiserie en passant par la mécanique, les talents de faussaire et les premiers soins.</text:span></text:p>
      <text:p text:style-name="P14">Un bon exemple serait un personnage pirate : il lui suffirait d’avoir la compétence Marin, celle-ci pouvant alors servir pour la navigation, pour carguer les voiles et faire des nœuds sans qu’il ne soit obligé de posséder tout un panel de compétences (décourageant de fait les personnages ayant un savoir-faire). </text:p>
      <text:p text:style-name="P14">Avoir un haut rang dans ce domaine illustre le fait que le personnage sait bien se débrouiller avec ses mains dans toutes les situations : on pourra compter sur lui pour réparer une porte, faire un bandage ou faire redémarrer un moteur.</text:p>
      <text:p text:style-name="P14">La limite est qu’un métier ne doit pas être un élément central du jeu. L’exemple de la compétence Marin fonctionne bien dans la plupart des jeux de rôle, mais si vous jouez spécifiquement à un jeu de pirates dans les Caraïbes, vous devriez plutôt créer un domaine adapté regroupant des <text:soft-page-break/>compétences spécifiques (il en va de même pour <text:span text:style-name="T17">toutes les autres, même si je doute qu’un jeu centré sur les bucherons voit le jour, mais on ne sait jamais après tou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12">Exemple</text:span> : l’entraînement de Cnaeus nécessite le rang 3 dans le<text:span text:style-name="T12">s</text:span> domaine<text:span text:style-name="T12">s</text:span> <text:span text:style-name="T12">A</text:span>ction <text:span text:style-name="T12">et Combat au corps à corps. Ayant</text:span> au moins eu une vague formation à la reconnaissance, son domaine <text:span text:style-name="T12">A</text:span>nalyse est donc au rang 2. Enfin, au contact des aristocrates qu’il sert, Cnaeus a reçu un vernis de sociabilité, menant son domaine <text:span text:style-name="T12">S</text:span>ocial au rang 2.</text:p>
      <text:p text:style-name="P10"><text:span text:style-name="T12">Pour </text:span>Éleuthéria, <text:span text:style-name="T12">l</text:span>e domaine <text:span text:style-name="T12">S</text:span>ocial est <text:span text:style-name="T12">le</text:span> cœur de métier, <text:span text:style-name="T12">il est donc</text:span> au rang 3. <text:span text:style-name="T12">E</text:span>lle, se doit <text:span text:style-name="T12">aussi </text:span>d’avoir une certaine perspicacité, son domaine <text:span text:style-name="T12">A</text:span>nalyse est donc au rang 2. Afin de ne pas être totalement démunie dans le cas où elle devrait assurer sa propre défense, son domaine <text:span text:style-name="T12">C</text:span>ombat au corps à corps est au rang 2 <text:span text:style-name="T12">de même</text:span>.</text:p>
      <text:p text:style-name="P1"/>
      <text:p text:style-name="P1"/>
      <text:p text:style-name="P1"/>
      <text:p text:style-name="P1"/>
      <text:p text:style-name="P1"/>
      <text:p text:style-name="P1"/>
      <text:p text:style-name="P1"/>
      <text:p text:style-name="P1"/>
      <text:p text:style-name="P1"/>
      <text:p text:style-name="P1"/>
      <text:p text:style-name="P1">MARGE</text:p>
      <text:p text:style-name="P1"><text:span text:style-name="T11">Quantifier</text:span><text:span text:style-name="T9"> les rangs</text:span></text:p>
      <text:p text:style-name="P1">La terminologie du UP!System concernant les rangs est assez fluide, on va parfois parler d’un « rang 3 » dans le trait coordination ou dire que ledit trait « possède <text:span text:style-name="T5">trois</text:span> rangs » <text:span text:style-name="T6">voire même parfois simplement mentionner « une coordination de 3 »</text:span><text:span text:style-name="T3">. Ne vous attardez pas sur la syntaxe précise : cela fonctionne toujours pareil, avoir une valeur plus élevée est toujours meilleur, </text:span><text:span text:style-name="T6">1 est toujours le minimum et 5 </text:span><text:span text:style-name="T11">est </text:span><text:span text:style-name="T6">toujours le maximum humain.</text:span></text:p>
      <text:p text:style-name="P1"/>
      <text:p text:style-name="P7">La liste n’est pas définitive !</text:p>
      <text:p text:style-name="P5">Le nombre des domaines et compétences est délibérément restreint pour ne pas brider les joueurs. Bien des systèmes en ont trop, ce qui amène à des situations (vécues par l’auteur...) où les personnages sont incompétents pour des actions triviales (« je n'ai pas la compétence ‘ canotage ’ mon dieu! Impossible de ramer ! »), doivent collectionner plusieurs compétences pour des actions très similaire<text:span text:style-name="T11">s</text:span> (« <text:span text:style-name="T11">sincérité » pour mentir, « intrigant » pour manipuler, « diplomatie » pour négocier, « éloquence », pour convaincre, « cancanier » pour faire naître des rumeurs, « pique-assiette » pour amener autrui à subvenir à ses besoins et tant d’autres...</text:span>) ou doivent effectuer des actions absurdes (beaucoup de compétences d’armes très spécifiques et une seule compétence <text:soft-page-break/>pour « frapper en arrière » : un personnage ne sachant pas manier la hache la manie donc mieux si il frappe dans son dos!).</text:p>
      <text:p text:style-name="P5">Maintenant, le UP!System est modulaire : vous pouvez sans difficulté ajouter des domaines et compétences si cela vous est réellement nécessaire.</text:p>
      <text:p text:style-name="P1"/>
      <text:p text:style-name="P1"/>
      <text:p text:style-name="P1"/>
      <text:p text:style-name="Standard"/>
      <text:p text:style-name="Standard">Un personnage est principalement décrit par trois types de caractéristiques :</text:p>
      <text:p text:style-name="Standard"><text:span text:style-name="T1">l</text:span>es traits : <text:span text:style-name="T1">q</text:span>ui sont les capacités innées du personnage ;</text:p>
      <text:p text:style-name="Standard">les domaines : qui sont ses capacités acquises dans des champs généraux ;</text:p>
      <text:p text:style-name="Standard">les compétences : qui sont ses expertises dans des cadres particuliers et sont, chacune, rattachées à un domaine.</text:p>
      <text:p text:style-name="Standard"/>
      <text:p text:style-name="Standard"><text:span text:style-name="T2">Les rangs : a</text:span>fin d'estimer la puissance <text:span text:style-name="T2">des caractéristiques principales, chacune</text:span> possède un rang. Le rang est une valeur chiffrée qui va de 1 (faible) à 5 (maximum humain). Un personnage <text:span text:style-name="T3">humain ne peut dépasser le rang 5 sans capacité spéciale (magie, technologie, avantage spécial), il</text:span> s'élève <text:span text:style-name="T3">alors</text:span> au dessus des potentialités normales de l'humanité.</text:p>
      <text:p text:style-name="Standard">Les <text:span text:style-name="T3">t</text:span>raits</text:p>
      <text:p text:style-name="Standard">On appelle traits les capacités innées et les potentialités du personnage. Ce sont les caractéristiques les plus importantes en terme de « poids » dans la valeur d'un personnage. Mais attention ! Malgré leur importance, même si un personnage possède un fort potentiel inné, seule la maîtrise lui permettra de le révéler !</text:p>
      <text:p text:style-name="Standard">Il existe cinq traits :</text:p>
      <text:p text:style-name="Standard"><text:span text:style-name="T4">L</text:span>e <text:span text:style-name="T4">P</text:span>hysique : <text:span text:style-name="T4">i</text:span>l s'agit de la force et de l'endurance d'une personne. Sa capacité à courir, encaisser des dégâts ou enfoncer une porte par exemple. Plus ce trait est élevé, plus la personne est musclée et résistante.</text:p>
      <text:p text:style-name="Standard">La <text:span text:style-name="T4">C</text:span>oordination : <text:span text:style-name="T4">c</text:span>'est la mesure de l'agilité, de la souplesse et de la dextérité d'une personne. Plus la <text:span text:style-name="T4">C</text:span>oordination est élevée plus l'on a affaire à une personne habile et rapide.</text:p>
      <text:p text:style-name="Standard">Le <text:span text:style-name="T4">M</text:span>ental : <text:span text:style-name="T5">r</text:span>eprésente les facultés d'analyse. Ce n'est pas seulement l'intelligence pure mais aussi la capacité à remarquer les choses, la perception de l'environnement. Avec un <text:span text:style-name="T4">M</text:span>ental élevé, le personnage est très astucieux et perceptif. </text:p>
      <text:p text:style-name="Standard">La Volonté : <text:span text:style-name="T5">c</text:span>oncentre la force des convictions du personnage ainsi que sa capacité à résister aux pressions, chantages et contrôle des pensées. C'est la force de l'esprit du personnage.</text:p>
      <text:p text:style-name="Standard">La Présence : <text:span text:style-name="T5">a</text:span>tteste du charisme du personnage, de sa capacité à mettre les autres à l'aise et à inspirer la confiance.</text:p>
      <text:p text:style-name="P2">Exemple : <text:span text:style-name="T5">prenons l’exemple de deux personnages qui nous accompagneront dans la suite des règles.</text:span></text:p>
      <text:p text:style-name="P2">Cnaeus est décurion des légions de l'Empire de Gan<text:span text:style-name="T5">æ</text:span>. Avec une volonté et un mental de 2, son esprit est dans la moyenne : ni particulièrement intelligent ou déterminé. Par contre sa présence ne vaut que 1, Cnaeus ne brille guère en société avec ses façons de caserne ! Il possède un physique et une coordination de 3, c'est un homme puissant et habile.</text:p>
      <text:p text:style-name="P2">A contrario, Éleuthéria, chambellane intelligente et raffinée, possède une présence et un mental de 3. Son corps frêle ne lui autorise qu’un unique rang de physique, elle atteint tout juste la moyenne en volonté et coordination avec deux rangs dans chacun de ces traits.</text:p>
      <text:p text:style-name="P3">Domaines et compétences</text:p>
      <text:p text:style-name="P3">Ces deux ensembles de caractéristiques sont liées et représentent, de façon conjointe, les connaissances et capacités acquises d’un personnage.</text:p>
      <text:p text:style-name="P4"><text:span text:style-name="T8">Les domaines : </text:span>sont les <text:span text:style-name="T6">apprentissages</text:span> généra<text:span text:style-name="T6">ux</text:span> du personnage. Ainsi un <text:span text:style-name="T8">chevali</text:span>er, spécialiste du combat à l'épée, si il devait se retrouver à se battre à l'aide d'un gourdin, serait beaucoup moins démuni qu'un moine qui, lui, ne sait pas se battre du tout. Cela s'explique du fait que le guerrier maîtrise le domaine du combat au corps à corps et donc, même si il ne maîtrise pas le gourdin, il <text:soft-page-break/>reste bien meilleur combattant que quelqu'un ayant aussi peu d'expérience que lui dans cette arme mais n'ayant aucune connaissance dans le domaine du combat.</text:p>
      <text:p text:style-name="P4"/>
      <text:p text:style-name="P4"><text:span text:style-name="T8">Les compétences : sont les facultés acquises les plus spécialisées. Elles ne servent que dans un champ assez étroit. </text:span>Toute compétence <text:span text:style-name="T8">est</text:span> rattach<text:span text:style-name="T8">é</text:span>e à un domaine. <text:span text:style-name="T8">Reprenant l’illustration donnée plus haut pour les domaines, la maîtrise de l’épée par le chevalier se matérialisera dans le UP!System par sa possession de la compétence afférente (là encore, associée au domaine du combat au corps à corps).</text:span></text:p>
      <text:p text:style-name="P3">Liste des domaines et compétences</text:p>
      <text:p text:style-name="P4">Contrairement aux traits susmentionnés (et qui représentent une sorte d'absolu), la liste des domaines <text:span text:style-name="T8">et compétences</text:span> qui suit n'est pas <text:span text:style-name="T7">forcément</text:span> exhaustive, elle correspond, <text:span text:style-name="T7">pour ces règles de base,</text:span> à une base minimale dans un univers médiéval <text:span text:style-name="T7">ou contemporain</text:span> fantastique. Mais un MJ peut tout à fait ajouter des domaines <text:span text:style-name="T9">et compétences spécifiques </text:span>pour cadrer avec son univers propre (ce qui n'est pas l'objet de ce <text:span text:style-name="T7">livre</text:span> générique, <text:span text:style-name="T7">les suppléments du UP!System sont là pour cela</text:span>) <text:span text:style-name="T9">et</text:span><text:span text:style-name="T7"> il existe aussi des options génériques, qui sont abordées plus loin dans ce livre (comme un domaine </text:span>de la magie <text:span text:style-name="T7">ou </text:span>du pilotage<text:span text:style-name="T7">)</text:span>.</text:p>
      <text:p text:style-name="Standard"/>
      <text:p text:style-name="Standard">Action : on trouve ici les compétences plus physiques liées aux sports.</text:p>
      <text:p text:style-name="Standard">Acrobaties : l'ensemble des actions de nature sportive basées sur l'adresse (à l'exception des lancers qui sont dans le combat à distance).</text:p>
      <text:p text:style-name="Standard">Athlétisme : l'ensemble des actions de nature sportive basées sur la force ou l'endurance.</text:p>
      <text:p text:style-name="Standard">Équitation : Capacité à expliquer à un cheval dans quelle direction il faut courir et pourquoi il doit supporter ce poids inutile.</text:p>
      <text:p text:style-name="Standard">Analyse : ce domaine regroupe les compétences de perception, d'investigation et de détection en général.</text:p>
      <text:p text:style-name="Standard">Empathie : le personnage utilise cette compétence pour discerner les mensonges et deviner les émotions réelles de son interlocuteur.</text:p>
      <text:p text:style-name="Standard">Investigation : sur une scène de crime ou dans une enquête le personnage peut relever des indices aidant à la progression de l'histoire.</text:p>
      <text:p text:style-name="Standard">Politique : à l'aide de cette compétence, au cours d'une réception ou en présence de personnes influentes, le personnage peut distinguer les intrigues qui se jouent, les contacts qui se nouent et comprendre les enjeux cachés.</text:p>
      <text:p text:style-name="Standard">Arts et Métiers</text:p>
      <text:p text:style-name="Standard">Sous cette dénomination un peu vague on va retrouver un très vaste et disparate ensemble allant de la peinture à la menuiserie en passant par la mécanique, les talents de faussaire et les premiers soins. En bref ce sont les compétences de métiers non spécifiquement intellectuels. </text:p>
      <text:p text:style-name="Standard"><text:s/>Métier : Il s'agit d'une catégorie de compétences. Il en existe une par métier, il faut en acheter une nouvelle par autre métier désiré. </text:p>
      <text:p text:style-name="Standard">Exemples de métiers : chirurgie, alchimie, menuiserie, mécanique, cuisine, herboristerie, marin.</text:p>
      <text:p text:style-name="Standard">Bien entendu la liste n'est pas exhaustive et je vous encourage à la compléter! Un personnage peut avoir de nombreuses capacités et vous ne devez pas vous laisser impressionner par le terme « métier ». Cela ne condamne pas le personnage à une occupation, il s'agit juste du terme le plus commode.</text:p>
      <text:p text:style-name="Standard">Combat au corps à corps : on retrouve ici toutes les compétences des catégories d'arme de corps à corps du UP!<text:span text:style-name="T9">System</text:span>, elles sont notamment employées pour les jets d'attaque : le personnage doit alors utiliser la compétence correspondant à l'arme qu'il brandit.</text:p>
      <text:p text:style-name="Standard">[Armes] contondantes : masse, fléau, morgenstern etc.</text:p>
      <text:p text:style-name="Standard">[Armes d']escrime : épée courte, rapière, sabre, coutelas etc.</text:p>
      <text:p text:style-name="Standard">Haches : hache d'arme, hache à deux mains etc.</text:p>
      <text:p text:style-name="Standard">[Armes d']Hast : lance, fourche, hallebarde etc.</text:p>
      <text:p text:style-name="Standard">[Armes à] lame courte : couteau, dague etc.</text:p>
      <text:p text:style-name="Standard">[Armes à] lame longue : épée large, espadon etc.</text:p>
      <text:p text:style-name="Standard">Mains nues : pour un combattant n'ayant aucune arme en main.</text:p>
      <text:p text:style-name="Standard"><text:soft-page-break/>Combat à Distance : ces catégories d'armes sont employées pour le combat à distance (voir plus loin pour les règles spécifiques).</text:p>
      <text:p text:style-name="Standard">Armes à feu : dès qu'il s'agit de tirer avec une arme moderne (vous pouvez aussi utiliser cette compétence pour une arme à énergie futuriste).</text:p>
      <text:p text:style-name="Standard">Armes de jet : comprend les frondes, les javelots et tous les types de lancers.</text:p>
      <text:p text:style-name="Standard">Armes de trait : arcs, arbalètes etc.</text:p>
      <text:p text:style-name="Standard">Érudition : les arts intellectuels comme l'histoire, l'occultisme, la stratégie, les sciences et autres connaissances.</text:p>
      <text:p text:style-name="Standard">Culture : somme des connaissances culturelles du personnage n'appartenant pas à la simple culture générale (celle-ci étant un jet du trait mental). Cette compétence sert pour les domaines culturels pointus comme le droit ou la théologie.</text:p>
      <text:p text:style-name="Standard">Occultisme : cette compétence permet d'en savoir plus sur les phénomènes étranges, les démons, la magie et les horreurs indiscernables et tentaculaires rodant aux bordures de la réalité. </text:p>
      <text:p text:style-name="Standard">Sciences : les connaissances scientifiques du personnage et sa capacité à mener à bien des expériences et à mettre en pratique des concepts.</text:p>
      <text:p text:style-name="Standard">Stratégie : Les facultés militaires du personnage et sa compétence pour mener une armée et remporter une bataille.</text:p>
      <text:p text:style-name="Standard">Nature : tout ce qui pourra servir aux chasseurs, rôdeurs et autres coureurs des bois et qui n'est pas spécifiquement <text:span text:style-name="T10">des arts et </text:span>métier<text:span text:style-name="T10">s</text:span>. Ainsi on pourra y trouver « <text:span text:style-name="T10">S</text:span>urvie » et « <text:span text:style-name="T10">P</text:span>ister » mais pas « tanner » ou « construire ma cabane en rondins ».</text:p>
      <text:p text:style-name="Standard">Piéger : permet de confectionner des pièges « naturels » (branches pliées, fosses etc...) ou de dissimuler des pièges dans la nature (piège à loup etc...), on utilise <text:span text:style-name="T10">S</text:span>écurité pour piéger un bâtiment.</text:p>
      <text:p text:style-name="Standard">Pister : permet de traquer une proie, animal ou homme.</text:p>
      <text:p text:style-name="Standard">Survie : c'est la capacité à trouver de la nourriture et à survivre au milieu d'une nature hostile. Sert aussi à résister au froid dans la toundra ou à la déshydratation dans le désert. </text:p>
      <text:p text:style-name="Standard">Ombres : ce domaine regroupe les compétences des espions et des voleurs.</text:p>
      <text:p text:style-name="Standard">Furtivité : le personnage échappe à la vigilance des gardes ou passe pour un innocent serviteur à la réception.</text:p>
      <text:p text:style-name="Standard">Larcin : le personnage dérobe des objets de manière discrète et peut même jouer les pickpockets.</text:p>
      <text:p text:style-name="Standard">Sécurité : cette compétence est utilisée lorsque l'on souhaite faire cesser la résistance de la serrure à la juste cause du personnage. Cela sert aussi pour les systèmes de sécurité et les pièges.</text:p>
      <text:p text:style-name="Standard">Social : ce domaine représente une approche des facultés générales acquises du personnage en milieu social. On va y trouver des compétences pour manipuler, séduire, mentir et convaincre.</text:p>
      <text:p text:style-name="Standard">Art Oratoire : cette compétence permet de convaincre par l'éloquence ou de noyer le poisson par baratin. On peut aussi l'utiliser pour galvaniser une armée.</text:p>
      <text:p text:style-name="P6">Etiquette : Mesure l'aisance sociale et la capacité à s'adapter à un milieu en respectant ses codes et conventions. Peut aussi bien servir à saluer une marquise qu'à comprendre les codes de la rue.</text:p>
      <text:p text:style-name="P6">Séduction : permet de charmer une personne pour la mener dans son lit ou la pousser à commettre un acte qu'elle n'aurait jamais normalement accompli.</text:p>
      <text:p text:style-name="Standard">Subterfuge : sert à mentir et à dissimuler.</text:p>
      <text:p text:style-name="Standard"/>
      <text:p text:style-name="Standard"/>
      <text:p text:style-name="Standard"/>
      <text:p text:style-name="Standard"/>
      <text:p text:style-name="Standard"/>
      <text:p text:style-name="Standard"/>
      <text:p text:style-name="Standard"/>
      <text:p text:style-name="Standard">Exemple : Cnaeus possède, entre autres, les domaines « corps à corps » au rang 3, preuve de son expérience de soldat et « social » à rang 2 car on enseigne aux soldats de Ganae la superbe à bien se tenir et à être l'avant-garde de la civilisation. Ses autres domaines restent au rang 1.</text:p>
      <text:p text:style-name="Standard">Les Compétences</text:p>
      <text:p text:style-name="Standard"><text:soft-page-break/>Ce sont les facultés acquises les plus spécialisées. Elles ne servent que dans un champ assez étroit. Elles sont toutes affectées à un domaine qui regroupe les compétences d'une même sorte. Le nombre des compétences est réduit pour ne pas brider les joueurs (« je sais frapper devant mais pas derrière! ») mais le bon sens doit régner: un excellent astronome n'est pas forcément un grand électronicien même si il possède la compétence science à haut rang. Une compétence ne peut dépasser le domaine dont elle dépend sauf si, pour une raison ou une autre, elle dépasse le maximum humain de 5, en ce cas le domaine reste à 5 exceptionnellement.</text:p>
      <text:p text:style-name="Standard">Il est possible, pour chaque compétence, de lui adjoindre des spécialités (les modalités pour ce faire et quant à leur utilisation seront vues plus loin) qui apporteront des bonus dans un domaine particulier (ex: « rapière » dans la compétence escrime ou « scène du crime » dans la compétence investigation).</text:p>
      <text:p text:style-name="Standard">Les Jauges</text:p>
      <text:p text:style-name="Standard">Les jauges sont des caractéristiques secondaires (i.e. dérivées des caractéristiques primaires décrites ci-avant) servant à modéliser la santé, l'initiative en combat, la fatigue et la capacité d'un personnage à se dépasser. On les nomme ainsi car elles se présentent sous la forme de « pistes » dont le remplissage <text:s/>et le recouvrement sont gérés par des règles spécifique (voir plus loin). Chaque jauge possède une certaine taille et ne peut être remplie davantage lorsqu'elle est pleine.</text:p>
      <text:p text:style-name="Standard">Santé : La taille de cette jauge est égale à la somme des traits Physique et Volonté. </text:p>
      <text:p text:style-name="Standard">C'est le nombre de blessures (voir partie combat) que peut encaisser un personnage avant de mourir à coup sûr.</text:p>
      <text:p text:style-name="Standard">La jauge de santé <text:s/>se remplit de gauche à droite au fur et à mesure que le personnage subit des blessures, elle est donc initialement vide. Le point situé au niveau du rang de physique est appelé point de rupture (ou simplement R) si il est atteint, le personnage est sonné, le dernier point est appelé point d'incapacité automatique (ou simplement I), si il est atteint le personnage est incapable d'agir de façon utile. Si la jauge « déborde », le personnage meurt.</text:p>
      <text:p text:style-name="Standard">Exemple : Souvenez que Cnaeus possède les traits suivants:</text:p>
      <text:p text:style-name="Standard">Physique : 2 Coordination : 3 Mental : 1 Volonté : 3 Présence : 2</text:p>
      <text:p text:style-name="Standard">Sa jauge santé a donc une taille de 5 (physique 2 + volonté 3) et il est sonné à partir de 2 blessures (son point de rupture est placé à son rang de physique).</text:p>
      <text:p text:style-name="Standard">Elle a donc l'apparence suivante :</text:p>
      <text:p text:style-name="Standard">Fatigue : Cette jauge fait la même taille que la jauge de santé (physique + volonté). Elle se remplit de gauche à droite au fur et à mesure que des commotions sont accumulées, elle est donc initialement vide. Elle possède un point de rupture et un point d'inconscience automatique de façon similaire à la jauge de santé à ceci près que l'inconscience remplace l'incapacité et que le point de rupture de la jauge de fatigue est situé au rang de volonté et pas au rang de physique du personnage. Si la jauge déborde le personnage est dans un coma mortel</text:p>
      <text:p text:style-name="Standard">Exemple: Avec les traits précités, Cnaeus possède une jauge de fatigue de taille 5 dotée d'un point de rupture au rang 3.</text:p>
      <text:p text:style-name="Standard">Elle a l'apparence suivante :</text:p>
      <text:p text:style-name="Standard">Initiative : La taille de cette jauge est le nombre d'actions qu'un personnage peut effectuer durant un tour de combat. Elle se calcule en additionnant les modificateurs associés aux traits coordination et mental issus des deux tableaux idoines.</text:p>
      <text:p text:style-name="Standard">La jauge d'initiative se remplit de droite à gauche et est initialement pleine.</text:p>
      <text:p text:style-name="Standard">Exemple: Du fait de ses traits, Cnaeus possède une jauge d'initiative de taille 2 (3-1: ses modificateurs de Coordination et Mental).</text:p>
      <text:p text:style-name="Standard">Elle a donc l'apparence suivante : </text:p>
      <text:p text:style-name="Standard">Force d'âme : Il s'agit de la capacité d'un personnage à se dépasser. Cette jauge fait la taille du trait le moins élevé du personnage. Elle se remplit de droite à gauche et est initialement pleine.</text:p>
      <text:p text:style-name="Standard">Exemple : Ce bon vieux Cnaeus a, d'après les règles précitées, un total de un point de force d'âme au début d'une aventure:</text:p>
      <text:p text:style-name="Standard">Disposition des jauges</text:p>
      <text:p text:style-name="Standard">La jauge de fatigue est placée au dessus de la jauge de santé, elle commence au même point que celle-ci.</text:p>
      <text:p text:style-name="Standard"><text:soft-page-break/>La jauge d'initiative est placée en dessous de la jauge de santé, son point initial est situé au niveau du dernier point de celle-ci.</text:p>
      <text:p text:style-name="Standard">La jauge de force d'âme est placée au dessus de la jauge de fatigue, son point initial est situé au niveau du dernier point de celle-ci.</text:p>
      <text:p text:style-name="Standard">Exemple : Voici à quoi ressemble la section « jauges » de la feuille de personnage de Cnaeus au début d'une aventure :</text:p>
      <text:p text:style-name="Standard">Priorité des jauges</text:p>
      <text:p text:style-name="Standard">Si une jauge a priorité sur une autre alors celles-ci ne peuvent se chevaucher : celle qui a la priorité videra l'autre au fur et à mesure de son remplissage. </text:p>
      <text:p text:style-name="Standard">La jauge de santé a priorité sur la jauge d'initiative et la jauge de fatigue a priorité sur la jauge de force d'âme.</text:p>
      <text:p text:style-name="Standard">Si la jauge prioritaire se vide alors, la jauge vidée se remplit à nouveau (sauf si elle était déjà partiellement ou totalement vidée pour une autre raison, comme la dépense de points de force d'âme par exemple).<text:tab/></text:p>
      <text:p text:style-name="Standard">Exemple : Imaginons maintenant que Cnaeus soit grièvement blessé à son retour de la guerre et qu'il ait subi 4 blessures. Sa jauge de santé se remplirait donc de 4, atteignant sa jauge d'initiative qui se viderait donc de un. Lorsque Cnaeus sera guéri elle se remplira à nouveau.</text:p>
      <text:p text:style-name="Standard">Cnaeus est, par ailleurs, sonné, car son point de rupture est atteint (et même dépassé). La partie combat détaille mieux ce qui se passe en pareil cas. La même relation existe entre les jauges de Fatigue et de Force d'âme.</text:p>
      <text:p text:style-name="Standard">Caractéristiques secondaires</text:p>
      <text:p text:style-name="Standard">Vitesse de base : représente le déplacement effectué par un personnage en une phase de combat (voir plus loin) lorsqu'il se concentre sur une action (comme attaquer ou se défendre), elle est égale à la somme de ses traits coordination et physique, en mètres.</text:p>
      <text:p text:style-name="Standard">Vitesse de sprint : représente le déplacement effectué par un personnage en une phase de combat (voir plus loin) quand il ne fait que courir, elle est égale au quintuple de la vitesse de base, en mètres.</text:p>
      <text:p text:style-name="Standard">Poids portable : le poids maximum qu'un personnage peut transporter en ne subissant aucun malus. Ce n'est pas une limite absolue : la gêne commence à ce point et augmente ensuite avec la charge. Il a pour valeur le décuple du rang de physique d'un personnage, en kilogrammes.</text:p>
      <text:p text:style-name="Standard">Poids trainable : le poids maximum avant immobilisation absolue d'un personnage. A partir de cette charge, le personnage ne peut plus effectuer aucun mouvement. Il a pour valeur le quintuple du poids port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8:42:53.811634250</meta:creation-date>
    <meta:generator>LibreOffice/7.2.5.2.0$Linux_X86_64 LibreOffice_project/20$Build-2</meta:generator>
    <dc:date>2022-03-02T15:53:42.604038175</dc:date>
    <meta:editing-duration>PT13H13M34S</meta:editing-duration>
    <meta:editing-cycles>8</meta:editing-cycles>
    <meta:document-statistic meta:table-count="0" meta:image-count="0" meta:object-count="0" meta:page-count="7" meta:paragraph-count="123" meta:word-count="3862" meta:character-count="22980" meta:non-whitespace-character-count="19226"/>
  </office:meta>
</office:document-meta>
</file>